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Text_20_body">
      <style:text-properties style:font-name="Arial1" officeooo:paragraph-rsid="00119245"/>
    </style:style>
    <style:style style:name="P3" style:family="paragraph" style:parent-style-name="Text_20_body" style:list-style-name="L1">
      <style:text-properties style:font-name="Arial1"/>
    </style:style>
    <style:style style:name="P4" style:family="paragraph" style:parent-style-name="Text_20_body" style:list-style-name="L2">
      <style:text-properties style:font-name="Arial1"/>
    </style:style>
    <style:style style:name="P5" style:family="paragraph" style:parent-style-name="Text_20_body" style:list-style-name="L3">
      <style:text-properties style:font-name="Arial1"/>
    </style:style>
    <style:style style:name="P6" style:family="paragraph" style:parent-style-name="Text_20_body" style:list-style-name="L4">
      <style:text-properties style:font-name="Arial1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text-properties style:font-name="Arial1"/>
    </style:style>
    <style:style style:name="P10" style:family="paragraph" style:parent-style-name="Text_20_body" style:list-style-name="L6">
      <style:text-properties style:font-name="Arial1"/>
    </style:style>
    <style:style style:name="P11" style:family="paragraph" style:parent-style-name="Text_20_body" style:list-style-name="L7">
      <style:text-properties style:font-name="Arial1"/>
    </style:style>
    <style:style style:name="P12" style:family="paragraph" style:parent-style-name="Standard">
      <style:text-properties style:font-name="Arial1"/>
    </style:style>
    <style:style style:name="T1" style:family="text">
      <style:text-properties officeooo:rsid="00119245"/>
    </style:style>
    <style:style style:name="T2" style:family="text">
      <style:text-properties style:font-name="Arial1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latório do Projeto: MarketLens</text:h>
      <text:p text:style-name="P1"><text:bookmark text:name="p-rc_778585518a046f6b-280"/>Tema: Soluções Tecnológicas para Modernização dos Serviços Bancários </text:p>
      <text:p text:style-name="P2">Equipe: </text:p>
      <text:p text:style-name="P2"><text:bookmark text:name="1010328"/>Dilson Ferreira Santana <text:span text:style-name="T1">RM366948</text:span></text:p>
      <text:p text:style-name="P2">Emerson Nolli Chalegre <text:span text:style-name="T1">RM366946</text:span></text:p>
      <text:p text:style-name="P2">Germano Fernandes Leite <text:span text:style-name="T1">RM366947</text:span></text:p>
      <text:p text:style-name="P1"><text:bookmark text:name="1010336"/>João Luis Kindler <text:span text:style-name="T1">RM366954</text:span></text:p>
      <text:p text:style-name="P1"><text:bookmark text:name="1010340"/>Marcelo Lacerda Meireles <text:span text:style-name="T1">RM366958</text:span></text:p>
      <text:list text:style-name="L1">
        <text:list-header>
          <text:p text:style-name="P3"/>
        </text:list-header>
      </text:list>
      <text:p text:style-name="P1"><text:bookmark text:name="p-rc_778585518a046f6b-281"/>1. Resumo Executivo </text:p>
      <text:p text:style-name="P1"><text:bookmark text:name="p-rc_778585518a046f6b-282"/>O MarketLens é um módulo de inteligência financeira (PFM) projetado para ser integrado a aplicativos bancários, com o objetivo de aumentar o engajamento do cliente e promover a educação financeira contínua. Utilizando Visão Computacional e Inteligência Artificial Generativa (Google Gemini), a solução permite que os clientes transformem cupons fiscais de supermercado em dados estruturados. O MVP oferece um Dashboard analítico de gastos, monitoramento da inflação pessoal (variação de preços de produtos) e um Smart Planner (Planejador Inteligente) que sugere listas de compras baseadas no histórico de consumo e perfil familiar. O impacto esperado é o aumento do tempo de tela do usuário no app do banco (retenção) e a entrega de um valor real na gestão do orçamento doméstico.</text:p>
      <text:p text:style-name="P1"><text:bookmark text:name="p-rc_778585518a046f6b-283"/>2. Problema Identificado </text:p>
      <text:p text:style-name="P1"><text:bookmark text:name="p-rc_778585518a046f6b-284"/>No atual cenário econômico, a inflação nos itens de supermercado é uma das maiores dores das famílias brasileiras. Do ponto de vista bancário, o cliente olha o extrato do cartão de crédito e vê apenas uma transação genérica (ex: "Supermercado X - R$ 450,00"). Não há granularidade. A justificativa: Sem saber exatamente para onde o dinheiro está indo (ex: R$ 100 em carne, R$ 50 em produtos de limpeza), o cliente perde o poder de decisão e planejamento. Para o banco, entregar apenas o extrato tradicional já não gera diferencial competitivo. A falta de ferramentas de engajamento que ajudem o cliente no dia a dia resulta em menor fidelização.</text:p>
      <text:p text:style-name="P1"><text:bookmark text:name="p-rc_778585518a046f6b-285"/>3. Descrição da Solução </text:p>
      <text:p text:style-name="P1">O MarketLens resolve esse problema atuando como um “Raio-X” das compras. A solução funciona da seguinte forma:</text:p>
      <text:list text:style-name="L2">
        <text:list-item>
          <text:p text:style-name="P4">Captura Inteligente: O usuário tira uma foto do cupom fiscal pelo app.</text:p>
        </text:list-item>
        <text:list-item>
          <text:p text:style-name="P4"><text:bookmark text:name="p-rc_778585518a046f6b-286"/>Processamento via IA: A imagem é enviada à API do Google Gemini, que extrai, categoriza (Açougue, Hortifruti, etc.) e padroniza os itens de forma automática.</text:p>
        </text:list-item>
        <text:list-item>
          <text:p text:style-name="P4">Market Intelligence: O sistema cruza os dados das notas para mostrar a evolução dos gastos mensais e o histórico de preços de produtos específicos (ex: quanto o cliente pagava no Arroz há 2 meses e quanto paga hoje).</text:p>
        </text:list-item>
        <text:list-item>
          <text:p text:style-name="P4">Planejador Mensal: Com base no histórico de até 60 dias, o sistema gera a próxima lista de compras, dividindo as verbas do mês e alertando se a lista ultrapassa o orçamento da família.</text:p>
          <text:p text:style-name="P4"><text:bookmark text:name="p-rc_778585518a046f6b-287"/><text:soft-page-break/>Alinhamento ao Banco: Essa ferramenta posiciona o banco como um parceiro na gestão financeira, modernizando a simples visualização de transações para uma consultoria de vida real.</text:p>
        </text:list-item>
      </text:list>
      <text:p text:style-name="P1"><text:bookmark text:name="p-rc_778585518a046f6b-288"/>4. Processo de Desenvolvimento </text:p>
      <text:p text:style-name="P1">O desenvolvimento seguiu princípios de metodologias ágeis e design thinking:</text:p>
      <text:list text:style-name="L3">
        <text:list-item>
          <text:p text:style-name="P5"><text:bookmark text:name="p-rc_778585518a046f6b-289"/>Mapeamento e Empatia: Identificamos que a gestão de supermercado é feita hoje em planilhas de Excel ou papel, processos manuais e suscetíveis a erros.</text:p>
        </text:list-item>
        <text:list-item>
          <text:p text:style-name="P5"><text:bookmark text:name="p-rc_778585518a046f6b-290"/>Brainstorming e Definição do Escopo: Optamos por não criar um app de listas manual, mas sim automatizar a entrada de dados via IA (OCR), agregando inovação.</text:p>
        </text:list-item>
        <text:list-item>
          <text:p text:style-name="P5"><text:bookmark text:name="p-rc_778585518a046f6b-291"/>Construção do MVP: Focamos no “Core” da aplicação : (1) Integração com o Gemini para leitura, (2) Dashboard de análise de gastos e (3) Planejador.</text:p>
        </text:list-item>
        <text:list-item>
          <text:p text:style-name="P5">Ciclos de Ajuste: Refinamos os prompts da IA para garantir que nomes de produtos fossem generalizados (ex: “Leite Parmalat” virar apenas “Leite”) para permitir a formação do histórico de preços correto.</text:p>
        </text:list-item>
      </text:list>
      <text:p text:style-name="P1"><text:bookmark text:name="p-rc_778585518a046f6b-292"/>5. Detalhes Técnicos </text:p>
      <text:p text:style-name="P1"><text:bookmark text:name="p-rc_778585518a046f6b-293"/>A solução foi construída com tecnologias de ponta, dividida em microsserviços:</text:p>
      <text:list text:style-name="L4">
        <text:list-item>
          <text:p text:style-name="P6"><text:bookmark text:name="p-rc_778585518a046f6b-294"/>Front-end: React.js construído com Vite, estilização em Tailwind CSS e gráficos interativos usando a biblioteca Recharts.</text:p>
        </text:list-item>
        <text:list-item>
          <text:p text:style-name="P7"><text:bookmark text:name="p-rc_778585518a046f6b-295"/><text:span text:style-name="T2">Back-end: Java 17 com Spring Boot 3. Utilização de Spring Data JPA para persistência e </text:span><text:span text:style-name="Source_20_Text"><text:span text:style-name="T2">RestClient</text:span></text:span><text:span text:style-name="T2"> para comunicação HTTP com serviços externos.</text:span></text:p>
        </text:list-item>
        <text:list-item>
          <text:p text:style-name="P6">Banco de Dados: H2 Database (In-Memory) para agilidade no MVP, facilmente substituível por PostgreSQL em produção.</text:p>
        </text:list-item>
        <text:list-item>
          <text:p text:style-name="P6">Inteligência Artificial: Integração via API com o modelo Google Gemini 2.5 Flash para análise multimodal (imagem e texto).</text:p>
        </text:list-item>
        <text:list-item>
          <text:p text:style-name="P6">Infraestrutura/Arquitetura: Sistema conteinerizado utilizando Docker e Docker Compose (Multi-stage builds), onde o Front-end roda em um servidor Nginx e o Back-end num container Java Alpine, garantindo isolamento e fácil deploy.</text:p>
        </text:list-item>
      </text:list>
      <text:p text:style-name="P1"><text:bookmark text:name="p-rc_778585518a046f6b-296"/>6. Links Úteis </text:p>
      <text:list text:style-name="L5">
        <text:list-item>
          <text:p text:style-name="P8"><text:span text:style-name="T2">Repositório do Código-Fonte (GitHub): [</text:span><text:a xlink:type="simple" xlink:href="https://github.com/Germano-leite/marketlens.git" office:target-frame-name="_blank" xlink:show="new" text:style-name="Internet_20_link" text:visited-style-name="Visited_20_Internet_20_Link"><text:span text:style-name="T2">https://github.com/Germano-leite/marketlens.git</text:span></text:a><text:span text:style-name="T2">]</text:span></text:p>
        </text:list-item>
        <text:list-item>
          <text:p text:style-name="P9">Vídeo do Pitch (Apresentação): https://youtu.be/g1unHZUFo2A</text:p>
        </text:list-item>
        <text:list-item>
          <text:p text:style-name="P9">Vídeo do MVP (Demonstração): https://youtu.be/hph1JT92km0</text:p>
        </text:list-item>
      </text:list>
      <text:p text:style-name="P1"><text:bookmark text:name="p-rc_778585518a046f6b-297"/>7. Aprendizados e Próximos Passos </text:p>
      <text:p text:style-name="P1">Aprendizados:</text:p>
      <text:list text:style-name="L6">
        <text:list-item>
          <text:p text:style-name="P10">O maior desafio técnico foi a Engenharia de Prompt, garantindo que a IA retornasse os dados das imagens sempre em um formato JSON estrito para o Java processar.</text:p>
        </text:list-item>
        <text:list-item>
          <text:p text:style-name="P10">O poder de unir um framework robusto de backend (Spring Boot) com bibliotecas de visualização modernas (React + Recharts) para criar interfaces que agregam valor instantâneo.</text:p>
        </text:list-item>
      </text:list>
      <text:p text:style-name="P1">Próximos Passos (Escalabilidade):</text:p>
      <text:list text:style-name="L7">
        <text:list-item>
          <text:p text:style-name="P11"><text:soft-page-break/>Integração Open Finance: Eliminar a necessidade de foto da nota física, importando as notas eletrônicas (NFC-e) diretamente via CPF.</text:p>
        </text:list-item>
        <text:list-item>
          <text:p text:style-name="P11">Cashback e Marketplace B2B: Integrar promoções de supermercados parceiros do banco diretamente no planejador (ex: "Seu arroz está acabando. O supermercado Y, parceiro do banco, está com 10% de cashback")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  <style:text-properties fo:font-variant="normal" fo:text-transform="none" fo:color="#000000" loext:opacity="100%" style:font-name="Roboto" fo:font-family="Roboto" fo:font-size="12pt" fo:letter-spacing="normal" fo:font-style="normal" fo:font-weight="normal" fo:background-color="transparent" loext:padding="0in" loext:border="non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8T10:42:50.531000000</meta:creation-date>
    <dc:date>2026-03-10T19:30:17.212273400</dc:date>
    <meta:editing-duration>PT5H41M50S</meta:editing-duration>
    <meta:editing-cycles>3</meta:editing-cycles>
    <meta:generator>LibreOffice/26.2.1.2$Windows_X86_64 LibreOffice_project/620$Build-2</meta:generator>
    <meta:document-statistic meta:table-count="0" meta:image-count="0" meta:object-count="0" meta:page-count="3" meta:paragraph-count="44" meta:word-count="810" meta:character-count="5250" meta:non-whitespace-character-count="4496"/>
  </office:meta>
</office:document-meta>
</file>